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olumn10" style:family="table-column">
      <style:table-column-properties style:column-width="1.134in"/>
    </style:style>
    <style:style style:name="TableColumn11" style:family="table-column">
      <style:table-column-properties style:column-width="1.5409in"/>
    </style:style>
    <style:style style:name="TableColumn12" style:family="table-column">
      <style:table-column-properties style:column-width="1.6777in"/>
    </style:style>
    <style:style style:name="TableColumn13" style:family="table-column">
      <style:table-column-properties style:column-width="1.9083in"/>
    </style:style>
    <style:style style:name="Table9" style:family="table">
      <style:table-properties style:width="6.261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53DDEB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17" style:family="table-cell">
      <style:table-cell-properties fo:border-top="0.0069in solid #000000" fo:border-left="none" fo:border-bottom="0.0069in solid #000000" fo:border-right="none" fo:background-color="#CC60C4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19" style:family="table-cell">
      <style:table-cell-properties fo:border-top="0.0069in solid #000000" fo:border-left="0.0069in solid #000000" fo:border-bottom="0.0069in solid #000000" fo:border-right="none" fo:background-color="#92D050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Cell21" style:family="table-cell">
      <style:table-cell-properties fo:border="0.0069in solid #000000" fo:background-color="#FFD966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ableRow23" style:family="table-row">
      <style:table-row-properties/>
    </style:style>
    <style:style style:name="TableCell24" style:family="table-cell">
      <style:table-cell-properties fo:border-top="none" fo:border-left="0.0069in solid #000000" fo:border-bottom="0.0069in solid #000000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6" style:family="table-cell">
      <style:table-cell-properties fo:border-top="none" fo:border-left="none" fo:border-bottom="0.0069in solid #000000" fo:border-right="none" fo:background-color="#CC60C4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28" style:family="table-cell">
      <style:table-cell-properties fo:border-top="none" fo:border-left="0.0069in solid #000000" fo:border-bottom="0.0069in solid #000000" fo:border-right="none" fo:background-color="#92D05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30" style:family="table-cell">
      <style:table-cell-properties fo:border-top="none" fo:border-left="0.0069in solid #000000" fo:border-bottom="0.0069in solid #000000" fo:border-right="0.0069in solid #000000" fo:background-color="#FFD966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34" style:parent-style-name="Normal" style:list-style-name="LFO1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9" style:parent-style-name="Normal" style:list-style-name="LFO1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3" style:parent-style-name="Normal" style:list-style-name="LFO1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7" style:parent-style-name="Normal" style:list-style-name="LFO1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1" style:parent-style-name="Normal" style:list-style-name="LFO1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7" style:parent-style-name="Normal" style:list-style-name="LFO1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0" style:parent-style-name="Normal" style:list-style-name="LFO1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Abacus Preschool</text:p>
      <text:p text:style-name="P2">Employment Policy</text:p>
      <text:p text:style-name="P3"><text:s/>1.13 – Student Placements</text:p>
      <text:p text:style-name="P4">Policy Statement</text:p>
      <text:p text:style-name="P5">Abacus Preschool recognises that qualifications and training make an important contribution to the quality of care and education provided in early years settings.</text:p>
      <text:p text:style-name="P6">As part of our commitment to high-quality early years practice, we offer placements to students undertaking early years qualifications and training, as well as school pupils participating in work experience programmes.</text:p>
      <text:p text:style-name="P7">We aim to provide students on placement with valuable learning experiences that support the successful completion of their studies and demonstrate examples of quality practice in early years care and education.</text:p>
      <text:p text:style-name="P8">EYFS Key Themes and Commitment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P16">A Unique Child</text:p>
            </table:table-cell>
            <table:table-cell table:style-name="TableCell17">
              <text:p text:style-name="P18">Positive Relationships</text:p>
            </table:table-cell>
            <table:table-cell table:style-name="TableCell19">
              <text:p text:style-name="P20">Enabling Environments</text:p>
            </table:table-cell>
            <table:table-cell table:style-name="TableCell21">
              <text:p text:style-name="P22">Learning and Development</text:p>
            </table:table-cell>
          </table:table-row>
        </table:table-header-rows>
        <table:table-row table:style-name="TableRow23">
          <table:table-cell table:style-name="TableCell24">
            <text:p text:style-name="P25">1.3 Keeping safe</text:p>
          </table:table-cell>
          <table:table-cell table:style-name="TableCell26">
            <text:p text:style-name="P27">2.2 Parents as partners</text:p>
          </table:table-cell>
          <table:table-cell table:style-name="TableCell28">
            <text:p text:style-name="P29">3.4 The wider context</text:p>
          </table:table-cell>
          <table:table-cell table:style-name="TableCell30">
            <text:p text:style-name="P31"/>
          </table:table-cell>
        </table:table-row>
      </table:table>
      <text:p text:style-name="P32"/>
      <text:p text:style-name="P33">Procedures</text:p>
      <text:list text:style-name="LFO1" text:continue-numbering="true">
        <text:list-item>
          <text:p text:style-name="P34"><text:span text:style-name="T35">All students undertaking qualification courses must meet Ofsted’s<text:s/></text:span><text:span text:style-name="T36">“suitable person”</text:span><text:span text:style-name="T37"><text:s/>requirements and complete an enhanced DBS (Disclosure and Barring Service) check before beginning their placement.</text:span></text:p>
        </text:list-item>
        <text:list-item>
          <text:p text:style-name="P38">For school pupils under the age of 17, the school placing them must provide a written statement vouching for their good character.</text:p>
        </text:list-item>
        <text:list-item>
          <text:p text:style-name="P39"><text:span text:style-name="T40">Students under the age of 17 are supervised at all times and are<text:s/></text:span><text:span text:style-name="T41">never</text:span><text:span text:style-name="T42"><text:s/>left unsupervised with children.</text:span></text:p>
        </text:list-item>
        <text:list-item>
          <text:p text:style-name="P43"><text:span text:style-name="T44">Students on short-term placements as part of qualification courses are<text:s/></text:span><text:span text:style-name="T45">not included</text:span><text:span text:style-name="T46"><text:s/>in the setting’s staffing ratios.</text:span></text:p>
        </text:list-item>
        <text:list-item>
          <text:p text:style-name="P47"><text:span text:style-name="T48">Trainee staff employed directly by Abacus Preschool may be included in ratios<text:s/></text:span><text:span text:style-name="T49">only if</text:span><text:span text:style-name="T50"><text:s/>they are deemed competent by management.</text:span></text:p>
        </text:list-item>
        <text:list-item>
          <text:p text:style-name="P51"><text:span text:style-name="T52">Abacus Preschool holds<text:s/></text:span><text:span text:style-name="T53">Employer’s Liability</text:span><text:span text:style-name="T54"><text:s/>and<text:s/></text:span><text:span text:style-name="T55">Public Liability Insurance</text:span><text:span text:style-name="T56">, which includes cover for trainees and voluntary helpers.</text:span></text:p>
        </text:list-item>
        <text:list-item>
          <text:p text:style-name="P57"><text:span text:style-name="T58">All students are required to adhere to the<text:s/></text:span><text:span text:style-name="T59">Confidentiality Policy</text:span><text:span text:style-name="T60"><text:s/>at all times.</text:span></text:p>
        </text:list-item>
        <text:list-item>
          <text:p text:style-name="P61">We work in partnership with students’ tutors and training providers to support students in fulfilling their course requirements.</text:p>
        </text:list-item>
        <text:list-item>
          <text:p text:style-name="P62"><text:span text:style-name="T63">On their first day, all students receive an<text:s/></text:span><text:span text:style-name="T64">induction</text:span><text:span text:style-name="T65"><text:s/>covering:</text:span></text:p>
          <text:list text:continue-numbering="true">
            <text:list-item>
              <text:p text:style-name="P66">The management and organisation of Abacus Preschool</text:p>
            </text:list-item>
            <text:list-item>
              <text:p text:style-name="P67">Daily routines and session structure</text:p>
            </text:list-item>
            <text:list-item>
              <text:p text:style-name="P68">Key policies and procedures, including safeguarding, health and safety, and confidentiality</text:p>
            </text:list-item>
          </text:list>
        </text:list-item>
        <text:list-item>
          <text:p text:style-name="P69">We promote a positive message about the value of professional qualifications and continuous learning in early years education.</text:p>
        </text:list-item>
        <text:list-item>
          <text:p text:style-name="P70"><text:span text:style-name="T71">The needs and wellbeing of the children remain our<text:s/></text:span><text:span text:style-name="T72">highest priority</text:span><text:span text:style-name="T73">. Therefore, we limit the number of students on placement to ensure that their presence does not disrupt the daily operation or quality of care.</text:span></text:p>
        </text:list-item>
        <text:list-item>
          <text:p text:style-name="P74">All trainees and students must be engaged in recognised early years training that provides an appropriate understanding of child development and early years practice.</text:p>
        </text:list-item>
      </text:list>
      <text:p text:style-name="P75"/>
      <text:p text:style-name="P76">Policy Adoption</text:p>
      <text:p text:style-name="P77"><text:span text:style-name="T78">This policy was adopted at a meeting of:<text:s/></text:span><text:span text:style-name="T79">Abacus Preschool</text:span><text:span text:style-name="T80"><text:line-break/></text:span><text:span text:style-name="T81">Held on:</text:span><text:span text:style-name="T82"><text:s/>___________________________</text:span><text:span text:style-name="T83"><text:line-break/></text:span><text:span text:style-name="T84">Date to be reviewed:</text:span><text:span text:style-name="T85"><text:s/>___________________________</text:span></text:p>
      <text:p text:style-name="P86"><text:span text:style-name="T87">Signed on behalf of Abacus Preschool:</text:span><text:span text:style-name="T88"><text:s/>___________________________</text:span><text:span text:style-name="T89"><text:line-break/></text:span><text:span text:style-name="T90">Name of signatory (print):</text:span><text:span text:style-name="T91"><text:s/>___________________________</text:span><text:span text:style-name="T92"><text:line-break/></text:span><text:span text:style-name="T93">Role:</text:span><text:span text:style-name="T94"><text:s/>___________________________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3T11:34:00Z</meta:creation-date>
    <dc:date>2025-11-03T11:39:00Z</dc:date>
    <meta:template xlink:href="Normal" xlink:type="simple"/>
    <meta:editing-cycles>1</meta:editing-cycles>
    <meta:editing-duration>PT300S</meta:editing-duration>
    <meta:document-statistic meta:page-count="2" meta:paragraph-count="5" meta:word-count="441" meta:character-count="2951" meta:row-count="20" meta:non-whitespace-character-count="2515"/>
  </office:meta>
</office:document-meta>
</file>